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size="12pt" style:font-size-asian="12pt" style:font-size-complex="12pt"/>
    </style:style>
    <style:style style:name="P2" style:family="paragraph" style:parent-style-name="Table_20_Contents">
      <style:paragraph-properties fo:text-align="center" style:justify-single-word="false"/>
      <style:text-properties style:font-name="Arial" fo:font-size="12pt" officeooo:paragraph-rsid="000bbba5" style:font-size-asian="12pt" style:font-size-complex="12pt"/>
    </style:style>
    <style:style style:name="P3" style:family="paragraph" style:parent-style-name="Standard">
      <style:paragraph-properties fo:text-align="center" style:justify-single-word="false"/>
      <style:text-properties officeooo:rsid="0009d2be" officeooo:paragraph-rsid="0009d2be"/>
    </style:style>
    <style:style style:name="P4" style:family="paragraph" style:parent-style-name="Standard">
      <style:paragraph-properties fo:text-align="justify" style:justify-single-word="false"/>
      <style:text-properties fo:font-variant="normal" fo:text-transform="none" fo:color="#424242" style:font-name="ARIAL" fo:font-size="12pt" fo:letter-spacing="normal" fo:font-style="normal" fo:font-weight="normal" officeooo:rsid="0009d2be" officeooo:paragraph-rsid="000cce5e" style:font-size-asian="12pt" style:font-size-complex="12pt"/>
    </style:style>
    <style:style style:name="P5" style:family="paragraph" style:parent-style-name="Standard">
      <style:paragraph-properties fo:text-align="justify" style:justify-single-word="false"/>
      <style:text-properties fo:font-variant="normal" fo:text-transform="none" fo:color="#424242" style:font-name="Arial" fo:font-size="14pt" fo:letter-spacing="normal" fo:font-style="normal" fo:font-weight="normal" officeooo:rsid="0009d2be" officeooo:paragraph-rsid="0009d2be" style:font-size-asian="14pt" style:font-size-complex="14pt"/>
    </style:style>
    <style:style style:name="P6" style:family="paragraph" style:parent-style-name="Standard">
      <style:paragraph-properties fo:text-align="justify" style:justify-single-word="false"/>
      <style:text-properties fo:font-variant="normal" fo:text-transform="none" fo:color="#424242" style:font-name="Arial" fo:font-size="14pt" fo:letter-spacing="normal" fo:font-style="normal" fo:font-weight="normal" officeooo:rsid="0009d2be" officeooo:paragraph-rsid="000bbba5" style:font-size-asian="14pt" style:font-size-complex="14pt"/>
    </style:style>
    <style:style style:name="P7" style:family="paragraph" style:parent-style-name="Standard">
      <style:paragraph-properties fo:text-align="center" style:justify-single-word="false"/>
      <style:text-properties fo:font-variant="normal" fo:text-transform="none" fo:color="#424242" style:font-name="Arial" fo:font-size="14pt" fo:letter-spacing="normal" fo:font-style="normal" fo:font-weight="normal" officeooo:rsid="0009d2be" officeooo:paragraph-rsid="000bbba5" style:font-size-asian="14pt" style:font-size-complex="14pt"/>
    </style:style>
    <style:style style:name="P8" style:family="paragraph" style:parent-style-name="Standard">
      <style:paragraph-properties fo:text-align="justify" style:justify-single-word="false"/>
      <style:text-properties fo:font-variant="normal" fo:text-transform="none" fo:color="#424242" style:font-name="Arial" fo:font-size="14pt" fo:letter-spacing="normal" fo:font-style="normal" fo:font-weight="normal" officeooo:rsid="000f8554" officeooo:paragraph-rsid="000bbba5" style:font-size-asian="14pt" style:font-size-complex="14pt"/>
    </style:style>
    <style:style style:name="P9" style:family="paragraph" style:parent-style-name="Standard">
      <style:paragraph-properties fo:text-align="justify" style:justify-single-word="false"/>
      <style:text-properties fo:font-variant="normal" fo:text-transform="none" fo:color="#424242" style:font-name="Arial" fo:font-size="12pt" fo:letter-spacing="normal" fo:font-style="normal" fo:font-weight="normal" officeooo:rsid="0009d2be" officeooo:paragraph-rsid="000bbba5" style:font-size-asian="12pt" style:font-size-complex="12pt"/>
    </style:style>
    <style:style style:name="P10" style:family="paragraph" style:parent-style-name="Standard">
      <style:paragraph-properties fo:text-align="justify" style:justify-single-word="false"/>
      <style:text-properties fo:font-variant="normal" fo:text-transform="none" fo:color="#424242" style:font-name="Arial" fo:font-size="12pt" fo:letter-spacing="normal" fo:font-style="normal" fo:font-weight="normal" officeooo:rsid="0009d2be" officeooo:paragraph-rsid="000cce5e" style:font-size-asian="12pt" style:font-size-complex="12pt"/>
    </style:style>
    <style:style style:name="P11" style:family="paragraph" style:parent-style-name="Standard">
      <style:paragraph-properties fo:text-align="justify" style:justify-single-word="false"/>
      <style:text-properties fo:font-variant="normal" fo:text-transform="none" fo:color="#424242" style:font-name="Arial" fo:font-size="12pt" fo:letter-spacing="normal" fo:font-style="normal" fo:font-weight="normal" officeooo:rsid="000f8554" officeooo:paragraph-rsid="000cce5e" style:font-size-asian="12pt" style:font-size-complex="12pt"/>
    </style:style>
    <style:style style:name="P12" style:family="paragraph" style:parent-style-name="Standard">
      <style:paragraph-properties fo:text-align="center" style:justify-single-word="false"/>
      <style:text-properties fo:font-variant="normal" fo:text-transform="none" fo:color="#424242" style:font-name="Arial" fo:font-size="12pt" fo:letter-spacing="normal" fo:font-style="normal" fo:font-weight="bold" officeooo:rsid="000bbba5" officeooo:paragraph-rsid="000bbba5"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variant="normal" fo:text-transform="none" fo:color="#424242" style:font-name="Arial" fo:font-size="12pt" fo:letter-spacing="normal" fo:font-style="normal" fo:font-weight="bold" officeooo:rsid="0009d2be" officeooo:paragraph-rsid="000bbba5"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variant="normal" fo:text-transform="none" fo:color="#424242" style:font-name="Arial" fo:font-size="12pt" fo:letter-spacing="normal" fo:font-style="normal" fo:font-weight="bold" officeooo:rsid="0009d2be" officeooo:paragraph-rsid="00130882"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variant="normal" fo:text-transform="none" fo:color="#424242" style:font-name="Arial" fo:font-size="12pt" fo:letter-spacing="normal" fo:font-style="normal" fo:font-weight="bold" officeooo:rsid="00130882" officeooo:paragraph-rsid="00130882"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rsid="0009d2be" officeooo:paragraph-rsid="000bbba5" style:font-size-asian="14pt" style:font-size-complex="14pt"/>
    </style:style>
    <style:style style:name="P1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09d2be" officeooo:paragraph-rsid="000bbba5" style:font-size-asian="12pt" style:font-size-complex="12pt"/>
    </style:style>
    <style:style style:name="P1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09d2be" officeooo:paragraph-rsid="000cce5e" style:font-size-asian="12pt" style:font-size-complex="12pt"/>
    </style:style>
    <style:style style:name="P19" style:family="paragraph" style:parent-style-name="Standard">
      <style:paragraph-properties fo:text-align="center" style:justify-single-word="false"/>
      <style:text-properties fo:font-weight="bold" officeooo:rsid="000a7257" officeooo:paragraph-rsid="000a7257" style:font-weight-asian="bold" style:font-weight-complex="bold"/>
    </style:style>
    <style:style style:name="P20" style:family="paragraph" style:parent-style-name="Standard">
      <style:paragraph-properties fo:text-align="justify" style:justify-single-word="false"/>
      <style:text-properties fo:font-weight="bold" officeooo:rsid="000a7257" officeooo:paragraph-rsid="000a7257" style:font-weight-asian="bold" style:font-weight-complex="bold"/>
    </style:style>
    <style:style style:name="P21" style:family="paragraph" style:parent-style-name="Standard">
      <style:paragraph-properties fo:text-align="justify" style:justify-single-word="false"/>
      <style:text-properties style:font-name="Arial" fo:font-weight="normal" officeooo:rsid="000a7257" officeooo:paragraph-rsid="000ba336" style:font-weight-asian="normal" style:font-weight-complex="normal"/>
    </style:style>
    <style:style style:name="P22" style:family="paragraph" style:parent-style-name="Standard">
      <style:paragraph-properties fo:text-align="justify" style:justify-single-word="false"/>
      <style:text-properties style:font-name="Arial" fo:font-size="12pt" fo:font-weight="normal" officeooo:paragraph-rsid="000bbba5"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Arial" officeooo:paragraph-rsid="000bbba5"/>
    </style:style>
    <style:style style:name="P24" style:family="paragraph" style:parent-style-name="Standard">
      <style:paragraph-properties fo:text-align="justify" style:justify-single-word="false"/>
      <style:text-properties officeooo:paragraph-rsid="000bbba5"/>
    </style:style>
    <style:style style:name="P25" style:family="paragraph" style:parent-style-name="Standard">
      <style:paragraph-properties fo:text-align="justify" style:justify-single-word="false"/>
      <style:text-properties officeooo:paragraph-rsid="000cce5e"/>
    </style:style>
    <style:style style:name="P26" style:family="paragraph" style:parent-style-name="Standard">
      <style:paragraph-properties fo:text-align="justify" style:justify-single-word="false"/>
      <style:text-properties fo:font-size="12pt" officeooo:paragraph-rsid="000f8554" style:font-size-asian="12pt" style:font-size-complex="12pt"/>
    </style:style>
    <style:style style:name="P27" style:family="paragraph" style:parent-style-name="Standard">
      <style:paragraph-properties fo:text-align="center" style:justify-single-word="false"/>
      <style:text-properties officeooo:rsid="001687fc" officeooo:paragraph-rsid="001687fc"/>
    </style:style>
    <style:style style:name="P28" style:family="paragraph" style:parent-style-name="Standard">
      <style:paragraph-properties fo:text-align="center" style:justify-single-word="false"/>
      <style:text-properties fo:font-variant="normal" fo:text-transform="none" fo:color="#424242" style:font-name="Arial" fo:font-size="12pt" fo:letter-spacing="normal" fo:font-style="normal" fo:font-weight="bold" officeooo:rsid="000bbba5" officeooo:paragraph-rsid="000bbba5" style:font-size-asian="12pt" style:font-weight-asian="bold" style:font-size-complex="12pt" style:font-weight-complex="bold"/>
    </style:style>
    <style:style style:name="P29" style:family="paragraph" style:parent-style-name="Standard" style:list-style-name="L2">
      <style:paragraph-properties fo:text-align="justify" style:justify-single-word="false"/>
      <style:text-properties fo:font-variant="normal" fo:text-transform="none" fo:color="#424242" style:font-name="Arial" fo:font-size="12pt" fo:letter-spacing="normal" fo:font-style="normal" fo:font-weight="normal" officeooo:rsid="0009d2be" officeooo:paragraph-rsid="000cce5e" style:font-size-asian="12pt" style:font-size-complex="12pt"/>
    </style:style>
    <style:style style:name="P30" style:family="paragraph" style:parent-style-name="Standard" style:list-style-name="L1">
      <style:paragraph-properties fo:text-align="justify" style:justify-single-word="false"/>
      <style:text-properties style:font-name="ARIAL" officeooo:paragraph-rsid="000df094"/>
    </style:style>
    <style:style style:name="T1" style:family="text">
      <style:text-properties officeooo:rsid="000ba336"/>
    </style:style>
    <style:style style:name="T2" style:family="text">
      <style:text-properties officeooo:rsid="000bbba5"/>
    </style:style>
    <style:style style:name="T3" style:family="text">
      <style:text-properties fo:font-weight="bold" style:font-weight-asian="bold" style:font-weight-complex="bold"/>
    </style:style>
    <style:style style:name="T4" style:family="text">
      <style:text-properties fo:font-weight="bold" officeooo:rsid="000cce5e" style:font-weight-asian="bold" style:font-weight-complex="bold"/>
    </style:style>
    <style:style style:name="T5" style:family="text">
      <style:text-properties fo:font-weight="bold" officeooo:rsid="00130882" style:font-weight-asian="bold" style:font-weight-complex="bold"/>
    </style:style>
    <style:style style:name="T6" style:family="text">
      <style:text-properties fo:font-variant="normal" fo:text-transform="none" fo:color="#424242" style:font-name="Arial" fo:letter-spacing="normal" fo:font-style="normal" fo:font-weight="normal" officeooo:rsid="000bbba5"/>
    </style:style>
    <style:style style:name="T7" style:family="text">
      <style:text-properties fo:font-variant="normal" fo:text-transform="none" fo:color="#424242" style:font-name="Arial" fo:letter-spacing="normal" fo:font-style="normal" fo:font-weight="normal" officeooo:rsid="00130882"/>
    </style:style>
    <style:style style:name="T8" style:family="text">
      <style:text-properties fo:font-variant="normal" fo:text-transform="none" fo:color="#424242" style:font-name="Arial" fo:letter-spacing="normal" fo:font-style="normal" fo:font-weight="bold" officeooo:rsid="000bbba5" style:font-weight-asian="bold" style:font-weight-complex="bold"/>
    </style:style>
    <style:style style:name="T9" style:family="text">
      <style:text-properties fo:font-variant="normal" fo:text-transform="none" fo:color="#424242" style:font-name="Arial" fo:letter-spacing="normal" fo:font-style="normal" fo:font-weight="bold" officeooo:rsid="0009d2be" style:font-weight-asian="bold" style:font-weight-complex="bold"/>
    </style:style>
    <style:style style:name="T10" style:family="text">
      <style:text-properties fo:font-variant="normal" fo:text-transform="none" fo:color="#424242" style:font-name="Arial" fo:letter-spacing="normal" fo:font-style="normal" fo:font-weight="bold" officeooo:rsid="000df094" style:font-weight-asian="bold" style:font-weight-complex="bold"/>
    </style:style>
    <style:style style:name="T11" style:family="text">
      <style:text-properties fo:font-variant="normal" fo:text-transform="none" fo:color="#424242" style:font-name="Arial" fo:font-size="12pt" fo:letter-spacing="normal" fo:font-style="normal" fo:font-weight="normal" officeooo:rsid="000bbba5" style:font-size-asian="12pt" style:font-size-complex="12pt"/>
    </style:style>
    <style:style style:name="T12" style:family="text">
      <style:text-properties fo:font-variant="normal" fo:text-transform="none" fo:color="#424242" style:font-name="Arial" fo:font-size="12pt" fo:letter-spacing="normal" fo:font-style="normal" fo:font-weight="normal" officeooo:rsid="00130882" style:font-size-asian="12pt" style:font-size-complex="12pt"/>
    </style:style>
    <style:style style:name="T13" style:family="text">
      <style:text-properties fo:font-variant="normal" fo:text-transform="none" fo:color="#424242" style:font-name="Arial" fo:font-size="12pt" fo:letter-spacing="normal" fo:font-style="normal" fo:font-weight="bold" officeooo:rsid="000bbba5" style:font-size-asian="12pt" style:font-weight-asian="bold" style:font-size-complex="12pt" style:font-weight-complex="bold"/>
    </style:style>
    <style:style style:name="T14" style:family="text">
      <style:text-properties fo:font-variant="normal" fo:text-transform="none" fo:color="#424242" style:font-name="Arial" fo:font-size="12pt" fo:letter-spacing="normal" fo:font-style="normal" fo:font-weight="bold" officeooo:rsid="0009d2be" style:font-size-asian="12pt" style:font-weight-asian="bold" style:font-size-complex="12pt" style:font-weight-complex="bold"/>
    </style:style>
    <style:style style:name="T15" style:family="text">
      <style:text-properties fo:font-variant="normal" fo:text-transform="none" fo:color="#424242" style:font-name="Arial" fo:font-size="12pt" fo:letter-spacing="normal" fo:font-style="normal" fo:font-weight="bold" officeooo:rsid="000df094" style:font-size-asian="12pt" style:font-weight-asian="bold" style:font-size-complex="12pt" style:font-weight-complex="bold"/>
    </style:style>
    <style:style style:name="T16" style:family="text">
      <style:text-properties officeooo:rsid="000cce5e"/>
    </style:style>
    <style:style style:name="T17" style:family="text">
      <style:text-properties style:font-name="Arial"/>
    </style:style>
    <style:style style:name="T18" style:family="text">
      <style:text-properties style:font-name="Arial" fo:font-weight="normal" style:font-weight-asian="normal" style:font-weight-complex="normal"/>
    </style:style>
    <style:style style:name="T19" style:family="text">
      <style:text-properties style:font-name="Arial" fo:font-weight="normal" officeooo:rsid="000f8554" style:font-weight-asian="normal" style:font-weight-complex="normal"/>
    </style:style>
    <style:style style:name="T20" style:family="text">
      <style:text-properties style:font-name="Arial" fo:font-weight="normal" officeooo:rsid="001a449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ETODO COCOMO II</text:p>
      <text:p text:style-name="P27"/>
      <text:p text:style-name="P27"/>
      <text:p text:style-name="P27"/>
      <text:p text:style-name="P27"/>
      <text:p text:style-name="P27"/>
      <text:p text:style-name="P27"/>
      <text:p text:style-name="P27"/>
      <text:p text:style-name="P27"/>
      <text:p text:style-name="P27">TRABAJO DESARROLLADO POR GRUPO DE DASARROLLO SGEDI</text:p>
      <text:p text:style-name="P27"/>
      <text:p text:style-name="P27"/>
      <text:p text:style-name="P27">URLANDY IBARRA</text:p>
      <text:p text:style-name="P27">YURANI CAMBINDO</text:p>
      <text:p text:style-name="P27">JONATHAN RIOS</text:p>
      <text:p text:style-name="P27">PEDRO AULLON</text:p>
      <text:p text:style-name="P27">HECTOR FABIO RODRIGUEZ</text:p>
      <text:p text:style-name="P27"/>
      <text:p text:style-name="P27"/>
      <text:p text:style-name="P27"/>
      <text:p text:style-name="P27"/>
      <text:p text:style-name="P27">TRABAJO PRESENTADO A LA INSTRUCTORA: ROSARIO HERRERA</text:p>
      <text:p text:style-name="P27"/>
      <text:p text:style-name="P27"/>
      <text:p text:style-name="P27"/>
      <text:p text:style-name="P27">ASIGNATURA: CALIDA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PALMIRA</text:p>
      <text:p text:style-name="P27">CENTRO DE BIIOTECNOLOGÍA SEDE PALMIRA</text:p>
      <text:p text:style-name="P3"/>
      <text:p text:style-name="P27">2017</text:p>
      <text:p text:style-name="P3"><text:soft-page-break/>METODO COCOMO II</text:p>
      <text:p text:style-name="P3"/>
      <text:p text:style-name="P19">DEFINICIÓN</text:p>
      <text:p text:style-name="P19"/>
      <text:p text:style-name="P21"><text:span text:style-name="T1">U</text:span>na de las tareas de mayor importancia en la planificación de proyectos de software es la estimación, la cual consiste en determinar, con cierto grado de certeza, los recursos de hardware y software, costo, tiempo y esfuerzo necesarios para el desarrollo de los mismos.</text:p>
      <text:p text:style-name="P21"/>
      <text:p text:style-name="P21">E<text:span text:style-name="T2">l </text:span>modelo de estimación, propuesto por Barry Boehm, llamado <text:span text:style-name="T3">COCOMO II</text:span>. Este modelo permite realizar estimaciones en función del tamaño del software, y de un conjunto de factores de costo y de escala. Los factores de costo describen aspectos relacionados con la naturaleza del producto, hardware utilizado, personal involucrado, y características propias del proyecto. El conjunto de factores de escala explica las economías y deseconomías de escala producidas a medida que un proyecto de software incrementa su tamaño.</text:p>
      <text:p text:style-name="P2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text:soft-page-break/>OBJETIVOS</text:p>
      <text:p text:style-name="P7"/>
      <text:p text:style-name="P17"><text:span text:style-name="T2">1) </text:span><text:s/>Desarrollar un modelo de estimación de costo y cronograma de proyectos de software que se adaptara tanto a las prácticas de desarrollo de la década del 90 como a las futuras.</text:p>
      <text:p text:style-name="P17"/>
      <text:p text:style-name="P17"><text:span text:style-name="T2">2) </text:span>Construir una base de datos de proyectos de software que permitiera la calibración continua del modelo, y así incrementar la precisión en la estimación.</text:p>
      <text:p text:style-name="P17"/>
      <text:p text:style-name="P17"><text:span text:style-name="T2">3) </text:span>Implementar una herramienta de software que soportara el modelo.</text:p>
      <text:p text:style-name="P17"/>
      <text:p text:style-name="P17"><text:span text:style-name="T2">4) </text:span>Proveer un marco analítico cuantitativo y un conjunto de herramientas y técnicas que evaluaran el impacto de las mejoras tecnológicas de software sobre los costos y tiempos en las diferentes etapas del ciclo de vida de desarrollo.</text:p>
      <text:p text:style-name="P1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8"><text:soft-page-break/></text:p>
      <text:p text:style-name="P12"><text:span text:style-name="T16">MODELOS</text:span> DE COCOMO II</text:p>
      <text:p text:style-name="P12"/>
      <text:p text:style-name="P15">1) MODELOS DE COCOMO II</text:p>
      <text:p text:style-name="P9"/>
      <text:p text:style-name="P26"><text:span text:style-name="T7">a</text:span><text:span text:style-name="T6">)</text:span><text:span text:style-name="T8"> </text:span><text:span text:style-name="T9">Composición de Aplicación: </text:span><text:span text:style-name="T10">E</text:span><text:span text:style-name="T18">s el modelo de estimación utilizado en los proyectos de software que se construyen a partir de componentes pre-empaquetadas. En este caso, se emplean Puntos Objeto para estimar el tamaño del software, lo cual </text:span><text:span text:style-name="T19">n</text:span><text:span text:style-name="T20">o</text:span><text:span text:style-name="T19"> </text:span><text:span text:style-name="T18">está acorde al nivel de información que generalmente se tiene en la etapa de planificación, y el nivel de precisión requerido en la estimación de proyectos de esta naturaleza.</text:span></text:p>
      <text:p text:style-name="P22"/>
      <text:p text:style-name="P24"><text:span text:style-name="T12">b</text:span><text:span text:style-name="T11">) </text:span><text:span text:style-name="T13">D</text:span><text:span text:style-name="T14">iseño Temprano: </text:span><text:span text:style-name="T17">se utiliza en las primeras etapas del desarrollo en las cuales se evalúan las alternativas de hardware y software de un proyecto. En estas etapas se tiene poca información, lo que concuerda con el uso de Puntos Función, para estimar tamaño y el uso de un número reducido de factores de costo.</text:span></text:p>
      <text:p text:style-name="P23"/>
      <text:p text:style-name="P25"><text:span text:style-name="T12">c</text:span><text:span text:style-name="T11">) </text:span><text:span text:style-name="T14">Post-Arquitectura: </text:span><text:span text:style-name="T15">S</text:span><text:span text:style-name="T17">e aplica en la etapa de desarrollo propiamente dicho, después que se define la arquitectura del sistema, y en la etapa de mantenimiento. Este modelo utiliza:</text:span></text:p>
      <text:p text:style-name="P25"/>
      <text:list xml:id="list7232107525347228365" text:style-name="L1">
        <text:list-item>
          <text:p text:style-name="P30">Puntos Función y/o Líneas de Código Fuente: para estimar tamaño, con modificadores que contemplan el reuso, con y sin traducción automática, y el "desperdicio" (breakage).</text:p>
          <text:p text:style-name="P30"/>
        </text:list-item>
        <text:list-item>
          <text:p text:style-name="P30">Un conjunto de 17 atributos, denominados factores de costo, que permiten considerar características del proyecto referentes al personal, plataforma de desarrollo, etc., que tienen injerencia en los costos. </text:p>
          <text:p text:style-name="P30"/>
        </text:list-item>
        <text:list-item>
          <text:p text:style-name="P30">Cinco factores que determinan un exponente, que incorpora al modelo el concepto de deseconomía y economía de escala10. Estos factores reemplazan los modos Orgánico, Semiacoplado y Empotrado del modelo COCOMO '81.</text:p>
        </text:list-item>
      </text:list>
      <text:p text:style-name="P4"/>
      <text:p text:style-name="P18">Éstos surgen en respuesta a la diversidad del mercado actual y futuro de desarrollo de software. Esta diversidad podría representarse con el siguiente esquem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text:soft-page-break/>Distribución del Mercado de Software Actual y Futuro.</text:p>
      <text:p text:style-name="P9"/>
      <table:table table:name="Tabla1" table:style-name="Tabla1">
        <table:table-column table:style-name="Tabla1.A" table:number-columns-repeated="3"/>
        <table:table-row>
          <table:table-cell table:style-name="Tabla1.A1" table:number-columns-spanned="3" office:value-type="string">
            <text:p text:style-name="P1">Aplicaciones desarrolladas por usuarios finales</text:p>
          </table:table-cell>
          <table:covered-table-cell/>
          <table:covered-table-cell/>
        </table:table-row>
        <table:table-row>
          <table:table-cell table:style-name="Tabla1.A2" office:value-type="string">
            <text:p text:style-name="P1">Generadores de Aplicaciones </text:p>
          </table:table-cell>
          <table:table-cell table:style-name="Tabla1.A2" office:value-type="string">
            <text:p text:style-name="P1">Aplicaciones con Componentes </text:p>
          </table:table-cell>
          <table:table-cell table:style-name="Tabla1.C2" office:value-type="string">
            <text:p text:style-name="P2">Sistemas Integrados</text:p>
          </table:table-cell>
        </table:table-row>
        <table:table-row>
          <table:table-cell table:style-name="Tabla1.C2" table:number-columns-spanned="3" office:value-type="string">
            <text:p text:style-name="P1">Infraestructura</text:p>
          </table:table-cell>
          <table:covered-table-cell/>
          <table:covered-table-cell/>
        </table:table-row>
      </table:table>
      <text:p text:style-name="P13"/>
      <text:list xml:id="list1625750523728281793" text:style-name="L2">
        <text:list-header>
          <text:p text:style-name="P29"><text:span text:style-name="T5">a) </text:span><text:span text:style-name="T3">Aplicaciones desarrolladas por Usuarios Finales:</text:span> En este sector se encuentran las aplicaciones de procesamiento de información generadas directamente por usuarios finales, mediante la utilización de generadores de aplicaciones tales como planillas de cálculo, sistemas de consultas, etc. Estas aplicaciones surgen debido al uso masivo de estas herramientas, conjuntamente con la presión actual para obtener soluciones rápidas y flexibles. </text:p>
          <text:p text:style-name="P29"/>
          <text:p text:style-name="P29"><text:span text:style-name="T5">b) </text:span><text:span text:style-name="T3">Generadores de Aplicaciones:</text:span> En este sector operan firmas como Lotus, Microsoft, Novell, Borland con el objetivo de crear módulos pre-empaquetados que serán usados por usuarios finales y programadores. </text:p>
          <text:p text:style-name="P29"/>
          <text:p text:style-name="P29"><text:span text:style-name="T5">c) </text:span><text:span text:style-name="T3">Aplicaciones con Componentes:</text:span> Sector en el que se encuentran aquellas aplicaciones que son específicas para ser resueltas por soluciones pre-empaquetadas, pero son lo suficientemente simples para ser construidas a partir de componentes interoperables. Componentes típicas son constructores de interfases gráficas, administradores de bases de datos, buscadores inteligentes de datos, componentes de dominio-específico (medicina, finanzas, procesos industriales, etc.). Estas aplicaciones son generadas por un equipo reducido de personas, en pocas semanas o meses. </text:p>
          <text:p text:style-name="P29"/>
          <text:p text:style-name="P29"><text:span text:style-name="T5">d) </text:span><text:span text:style-name="T3">Sistemas Integrados: </text:span>Sistemas de gran escala, con un alto grado de integración entre sus componentes, sin antecedentes en el mercado que se puedan tomar como base. Porciones de 27 estos sistemas pueden ser desarrolladas a través de la composición de aplicaciones. Entre las empresas que desarrollan software representativo de este sector, se encuentran grandes firmas que desarrollan software de telecomunicaciones, sistemas de información corporativos, sistemas de control de fabricación, etc. </text:p>
          <text:p text:style-name="P29"/>
          <text:p text:style-name="P29"><text:span text:style-name="T5">e)</text:span><text:span text:style-name="T4">I</text:span><text:span text:style-name="T3">nfraestructura:</text:span> Área que comprende el desarrollo de sistemas operativos, protocolos de redes, sistemas administradores de bases de datos, etc. Incrementalmente este sector direccionará sus soluciones, hacia problemas genéricos de procesamiento distribuido y procesamiento de transacciones, a soluciones middleware. Firmas representativas son Microsoft, Oracle, SyBase, Novell y NeXT.</text:p>
        </text:list-header>
      </text:list>
      <text:p text:style-name="P10"/>
      <text:p text:style-name="P10"/>
      <text:p text:style-name="P10"><text:span text:style-name="T5">2) </text:span><text:span text:style-name="T3">Estimación del Esfuerzo: </text:span>El esfuerzo necesario para concretar un proyecto de desarrollo de software, cualquiera sea el modelo empleado, se expresa en meses/persona (PM) y representa los meses de trabajo de una persona fulltime, requeridos para desarrollar el proyecto.</text:p>
      <text:p text:style-name="P10"/>
      <text:p text:style-name="P10"><text:soft-page-break/><text:span text:style-name="T5">3) </text:span><text:span text:style-name="T3">Modelo Post-Arquitectura:</text:span> Es el modelo de estimación más detallado y se aplica cuando la arquitectura del proyecto está completamente definida. Este modelo se aplica durante el desarrollo y mantenimiento de productos de software incluidos en las áreas de Sistemas Integrados, Infraestructura y Generadores de Aplicaciones. El esfuerzo nominal se ajusta usando 17 factores multiplicadores de esfuerzo. El mayor número de multiplicadores permite analizar con más exactitud el conocimiento disponible en las últimas etapas de desarrollo, ajustando el modelo de tal forma que refleje fielmente el producto de software bajo desarrollo. </text:p>
      <text:p text:style-name="P11"/>
      <text:p text:style-name="P10"><text:span text:style-name="T5">4) </text:span><text:span text:style-name="T3">Métricas de Software</text:span> En la estimación del tamaño de software COCOMO II utiliza tres técnicas: Puntos Objeto, Puntos Función No Ajustados y Líneas de Código Fuente. Además se emplean otros parámetros relativos al tamaño que contemplan aspectos tales como: reuso, reingeniería, conversión, y mantenimiento. Es necesario unificar criterios de medición de tamaño, tanto para poder planificar y controlar proyectos, como para realizar estudios y análisis entre proyectos en pro de la mejora de procesos [Park 1992].</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si 1261718</meta:initial-creator>
    <meta:creation-date>2017-08-02T08:15:41.385316444</meta:creation-date>
    <dc:date>2017-08-09T09:03:00.973214158</dc:date>
    <dc:creator>Adsi 1261718</dc:creator>
    <meta:editing-duration>PT1H54M24S</meta:editing-duration>
    <meta:editing-cycles>11</meta:editing-cycles>
    <meta:generator>LibreOffice/4.3.3.2$Linux_X86_64 LibreOffice_project/430m0$Build-2</meta:generator>
    <meta:document-statistic meta:table-count="1" meta:image-count="0" meta:object-count="0" meta:page-count="6" meta:paragraph-count="46" meta:word-count="1051" meta:character-count="7128" meta:non-whitespace-character-count="6117"/>
  </office:meta>
</office:document-meta>
</file>